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114.325443786982" calcext:value-type="float">
            <text:p>114,325443786982</text:p>
          </table:table-cell>
          <table:table-cell table:formula="of:=([.B3]-[.$D$8])^2" office:value-type="float" office:value="28.1715976331361" calcext:value-type="float">
            <text:p>28,1715976331361</text:p>
          </table:table-cell>
          <table:table-cell table:formula="of:=([.C3]-[.$D$8])^2" office:value-type="float" office:value="32.4023668639053" calcext:value-type="float">
            <text:p>32,4023668639053</text:p>
          </table:table-cell>
          <table:table-cell table:formula="of:=([.D3]-[.$D$8])^2" office:value-type="float" office:value="0.479289940828401" calcext:value-type="float">
            <text:p>0,479289940828401</text:p>
          </table:table-cell>
          <table:table-cell table:formula="of:=([.E3]-[.$D$8])^2" office:value-type="float" office:value="28.1715976331361" calcext:value-type="float">
            <text:p>28,1715976331361</text:p>
          </table:table-cell>
          <table:table-cell table:formula="of:=([.F3]-[.$D$8])^2" office:value-type="float" office:value="5.32544378698225" calcext:value-type="float">
            <text:p>5,32544378698225</text:p>
          </table:table-cell>
          <table:table-cell table:formula="of:=([.G3]-[.$D$8])^2" office:value-type="float" office:value="7.24852071005917" calcext:value-type="float">
            <text:p>7,24852071005917</text:p>
          </table:table-cell>
          <table:table-cell table:formula="of:=([.H3]-[.$D$8])^2" office:value-type="float" office:value="0.0946745562130182" calcext:value-type="float">
            <text:p>0,094674556213018</text:p>
          </table:table-cell>
          <table:table-cell table:formula="of:=([.I3]-[.$D$8])^2" office:value-type="float" office:value="0.0946745562130182" calcext:value-type="float">
            <text:p>0,094674556213018</text:p>
          </table:table-cell>
          <table:table-cell table:formula="of:=([.J3]-[.$D$8])^2" office:value-type="float" office:value="0.479289940828401" calcext:value-type="float">
            <text:p>0,479289940828401</text:p>
          </table:table-cell>
          <table:table-cell table:formula="of:=([.K3]-[.$D$8])^2" office:value-type="float" office:value="0.0946745562130182" calcext:value-type="float">
            <text:p>0,094674556213018</text:p>
          </table:table-cell>
          <table:table-cell table:formula="of:=([.L3]-[.$D$8])^2" office:value-type="float" office:value="18.5562130177515" calcext:value-type="float">
            <text:p>18,5562130177515</text:p>
          </table:table-cell>
          <table:table-cell table:formula="of:=([.M3]-[.$D$8])^2" office:value-type="float" office:value="5.32544378698225" calcext:value-type="float">
            <text:p>5,32544378698225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122.698224852071" calcext:value-type="float">
            <text:p>122,698224852071</text:p>
          </table:table-cell>
          <table:table-cell table:formula="of:=([.$D$9]-(87-[.B3]))^2" office:value-type="float" office:value="24.2366863905325" calcext:value-type="float">
            <text:p>24,2366863905325</text:p>
          </table:table-cell>
          <table:table-cell table:formula="of:=([.$D$9]-(87-[.C3]))^2" office:value-type="float" office:value="36.9289940828403" calcext:value-type="float">
            <text:p>36,9289940828403</text:p>
          </table:table-cell>
          <table:table-cell table:formula="of:=([.$D$9]-(87-[.D3]))^2" office:value-type="float" office:value="1.15976331360947" calcext:value-type="float">
            <text:p>1,15976331360947</text:p>
          </table:table-cell>
          <table:table-cell table:formula="of:=([.$D$9]-(87-[.E3]))^2" office:value-type="float" office:value="24.2366863905325" calcext:value-type="float">
            <text:p>24,2366863905325</text:p>
          </table:table-cell>
          <table:table-cell table:formula="of:=([.$D$9]-(87-[.F3]))^2" office:value-type="float" office:value="3.69822485207099" calcext:value-type="float">
            <text:p>3,69822485207099</text:p>
          </table:table-cell>
          <table:table-cell table:formula="of:=([.$D$9]-(87-[.G3]))^2" office:value-type="float" office:value="9.4674556213018" calcext:value-type="float">
            <text:p>9,4674556213018</text:p>
          </table:table-cell>
          <table:table-cell table:formula="of:=([.$D$9]-(87-[.H3]))^2" office:value-type="float" office:value="0.00591715976331411" calcext:value-type="float">
            <text:p>0,005917159763314</text:p>
          </table:table-cell>
          <table:table-cell table:formula="of:=([.$D$9]-(87-[.I3]))^2" office:value-type="float" office:value="0.00591715976331411" calcext:value-type="float">
            <text:p>0,005917159763314</text:p>
          </table:table-cell>
          <table:table-cell table:formula="of:=([.$D$9]-(87-[.J3]))^2" office:value-type="float" office:value="1.15976331360947" calcext:value-type="float">
            <text:p>1,15976331360947</text:p>
          </table:table-cell>
          <table:table-cell table:formula="of:=([.$D$9]-(87-[.K3]))^2" office:value-type="float" office:value="0.00591715976331411" calcext:value-type="float">
            <text:p>0,005917159763314</text:p>
          </table:table-cell>
          <table:table-cell table:formula="of:=([.$D$9]-(87-[.L3]))^2" office:value-type="float" office:value="15.3905325443787" calcext:value-type="float">
            <text:p>15,3905325443787</text:p>
          </table:table-cell>
          <table:table-cell table:formula="of:=([.$D$9]-(87-[.M3]))^2" office:value-type="float" office:value="3.69822485207099" calcext:value-type="float">
            <text:p>3,698224852070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39" calcext:value-type="float">
            <text:p>139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12290008841733" calcext:value-type="float">
            <text:p>0,12290008841733</text:p>
          </table:table-cell>
          <table:table-cell table:formula="of:=[.A8]/[.B8]" office:value-type="float" office:value="10.6923076923077" calcext:value-type="float">
            <text:p>10,6923076923077</text:p>
          </table:table-cell>
          <table:table-cell table:formula="of:=SQRT(SUM([.A5:.M5])/[.B8])" office:value-type="float" office:value="4.3035694555998" calcext:value-type="float">
            <text:p>4,3035694555998</text:p>
          </table:table-cell>
          <table:table-cell table:formula="of:=[.E8]/87" office:value-type="float" office:value="0.0494663155816069" calcext:value-type="float">
            <text:p>0,04946631558160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72679045092838" calcext:value-type="float">
            <text:p>0,872679045092838</text:p>
          </table:table-cell>
          <table:table-cell table:formula="of:=[.C9]*87" office:value-type="float" office:value="75.9230769230769" calcext:value-type="float">
            <text:p>75,9230769230769</text:p>
          </table:table-cell>
          <table:table-cell table:formula="of:=SQRT(SUM([.A6:.M6])/[.B8])" office:value-type="float" office:value="4.32072205230265" calcext:value-type="float">
            <text:p>4,32072205230265</text:p>
          </table:table-cell>
          <table:table-cell table:formula="of:=[.E9]/87" office:value-type="float" office:value="0.0496634718655477" calcext:value-type="float">
            <text:p>0,0496634718655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442086648983201" calcext:value-type="float">
            <text:p>0,004420866489832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0.14792899408284" calcext:value-type="float">
            <text:p>0,14792899408284</text:p>
          </table:table-cell>
          <table:table-cell table:formula="of:=([.B3]-[.$D$8])^2" office:value-type="float" office:value="0.14792899408284" calcext:value-type="float">
            <text:p>0,14792899408284</text:p>
          </table:table-cell>
          <table:table-cell table:formula="of:=([.C3]-[.$D$8])^2" office:value-type="float" office:value="0.14792899408284" calcext:value-type="float">
            <text:p>0,14792899408284</text:p>
          </table:table-cell>
          <table:table-cell table:formula="of:=([.D3]-[.$D$8])^2" office:value-type="float" office:value="0.14792899408284" calcext:value-type="float">
            <text:p>0,14792899408284</text:p>
          </table:table-cell>
          <table:table-cell table:formula="of:=([.E3]-[.$D$8])^2" office:value-type="float" office:value="0.14792899408284" calcext:value-type="float">
            <text:p>0,14792899408284</text:p>
          </table:table-cell>
          <table:table-cell table:formula="of:=([.F3]-[.$D$8])^2" office:value-type="float" office:value="0.378698224852071" calcext:value-type="float">
            <text:p>0,378698224852071</text:p>
          </table:table-cell>
          <table:table-cell table:formula="of:=([.G3]-[.$D$8])^2" office:value-type="float" office:value="0.14792899408284" calcext:value-type="float">
            <text:p>0,14792899408284</text:p>
          </table:table-cell>
          <table:table-cell table:formula="of:=([.H3]-[.$D$8])^2" office:value-type="float" office:value="0.14792899408284" calcext:value-type="float">
            <text:p>0,14792899408284</text:p>
          </table:table-cell>
          <table:table-cell table:formula="of:=([.I3]-[.$D$8])^2" office:value-type="float" office:value="0.14792899408284" calcext:value-type="float">
            <text:p>0,14792899408284</text:p>
          </table:table-cell>
          <table:table-cell table:formula="of:=([.J3]-[.$D$8])^2" office:value-type="float" office:value="6.84023668639053" calcext:value-type="float">
            <text:p>6,84023668639053</text:p>
          </table:table-cell>
          <table:table-cell table:formula="of:=([.K3]-[.$D$8])^2" office:value-type="float" office:value="0.378698224852071" calcext:value-type="float">
            <text:p>0,378698224852071</text:p>
          </table:table-cell>
          <table:table-cell table:formula="of:=([.L3]-[.$D$8])^2" office:value-type="float" office:value="0.14792899408284" calcext:value-type="float">
            <text:p>0,14792899408284</text:p>
          </table:table-cell>
          <table:table-cell table:formula="of:=([.M3]-[.$D$8])^2" office:value-type="float" office:value="0.14792899408284" calcext:value-type="float">
            <text:p>0,14792899408284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0.147928994082842" calcext:value-type="float">
            <text:p>0,147928994082842</text:p>
          </table:table-cell>
          <table:table-cell table:formula="of:=([.$D$9]-(87-[.B3]))^2" office:value-type="float" office:value="0.147928994082842" calcext:value-type="float">
            <text:p>0,147928994082842</text:p>
          </table:table-cell>
          <table:table-cell table:formula="of:=([.$D$9]-(87-[.C3]))^2" office:value-type="float" office:value="0.147928994082842" calcext:value-type="float">
            <text:p>0,147928994082842</text:p>
          </table:table-cell>
          <table:table-cell table:formula="of:=([.$D$9]-(87-[.D3]))^2" office:value-type="float" office:value="0.147928994082842" calcext:value-type="float">
            <text:p>0,147928994082842</text:p>
          </table:table-cell>
          <table:table-cell table:formula="of:=([.$D$9]-(87-[.E3]))^2" office:value-type="float" office:value="0.147928994082842" calcext:value-type="float">
            <text:p>0,147928994082842</text:p>
          </table:table-cell>
          <table:table-cell table:formula="of:=([.$D$9]-(87-[.F3]))^2" office:value-type="float" office:value="0.378698224852068" calcext:value-type="float">
            <text:p>0,378698224852068</text:p>
          </table:table-cell>
          <table:table-cell table:formula="of:=([.$D$9]-(87-[.G3]))^2" office:value-type="float" office:value="0.147928994082842" calcext:value-type="float">
            <text:p>0,147928994082842</text:p>
          </table:table-cell>
          <table:table-cell table:formula="of:=([.$D$9]-(87-[.H3]))^2" office:value-type="float" office:value="0.147928994082842" calcext:value-type="float">
            <text:p>0,147928994082842</text:p>
          </table:table-cell>
          <table:table-cell table:formula="of:=([.$D$9]-(87-[.I3]))^2" office:value-type="float" office:value="0.147928994082842" calcext:value-type="float">
            <text:p>0,147928994082842</text:p>
          </table:table-cell>
          <table:table-cell table:formula="of:=([.$D$9]-(87-[.J3]))^2" office:value-type="float" office:value="6.84023668639052" calcext:value-type="float">
            <text:p>6,84023668639052</text:p>
          </table:table-cell>
          <table:table-cell table:formula="of:=([.$D$9]-(87-[.K3]))^2" office:value-type="float" office:value="0.378698224852068" calcext:value-type="float">
            <text:p>0,378698224852068</text:p>
          </table:table-cell>
          <table:table-cell table:formula="of:=([.$D$9]-(87-[.L3]))^2" office:value-type="float" office:value="0.147928994082842" calcext:value-type="float">
            <text:p>0,147928994082842</text:p>
          </table:table-cell>
          <table:table-cell table:formula="of:=([.$D$9]-(87-[.M3]))^2" office:value-type="float" office:value="0.147928994082842" calcext:value-type="float">
            <text:p>0,1479289940828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5" calcext:value-type="float">
            <text:p>5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0442086648983201" calcext:value-type="float">
            <text:p>0,004420866489832</text:p>
          </table:table-cell>
          <table:table-cell table:formula="of:=[.A8]/[.B8]" office:value-type="float" office:value="0.384615384615385" calcext:value-type="float">
            <text:p>0,384615384615385</text:p>
          </table:table-cell>
          <table:table-cell table:formula="of:=SQRT(SUM([.A5:.M5])/[.B8])" office:value-type="float" office:value="0.835598499323093" calcext:value-type="float">
            <text:p>0,835598499323093</text:p>
          </table:table-cell>
          <table:table-cell table:formula="of:=[.E8]/87" office:value-type="float" office:value="0.00960458045198958" calcext:value-type="float">
            <text:p>0,0096045804519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5579133510168" calcext:value-type="float">
            <text:p>0,995579133510168</text:p>
          </table:table-cell>
          <table:table-cell table:formula="of:=[.C9]*87" office:value-type="float" office:value="86.6153846153846" calcext:value-type="float">
            <text:p>86,6153846153846</text:p>
          </table:table-cell>
          <table:table-cell table:formula="of:=SQRT(SUM([.A6:.M6])/[.B8])" office:value-type="float" office:value="0.835598499323093" calcext:value-type="float">
            <text:p>0,835598499323093</text:p>
          </table:table-cell>
          <table:table-cell table:formula="of:=[.E9]/87" office:value-type="float" office:value="0.00960458045198958" calcext:value-type="float">
            <text:p>0,00960458045199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3-2" office:value-type="float" office:value="1" calcext:value-type="float">
            <text:p>1</text:p>
          </table:table-cell>
          <table:table-cell table:formula="of:=8-2" office:value-type="float" office:value="6" calcext:value-type="float">
            <text:p>6</text:p>
          </table:table-cell>
          <table:table-cell table:formula="of:=5-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9-8" office:value-type="float" office:value="1" calcext:value-type="float">
            <text:p>1</text:p>
          </table:table-cell>
          <table:table-cell table:formula="of:=6-5" office:value-type="float" office:value="1" calcext:value-type="float">
            <text:p>1</text:p>
          </table:table-cell>
          <table:table-cell table:formula="of:=5-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7.24852071005917" calcext:value-type="float">
            <text:p>7,24852071005917</text:p>
          </table:table-cell>
          <table:table-cell table:formula="of:=([.B3]-[.$D$8])^2" office:value-type="float" office:value="1.71005917159763" calcext:value-type="float">
            <text:p>1,71005917159763</text:p>
          </table:table-cell>
          <table:table-cell table:formula="of:=([.C3]-[.$D$8])^2" office:value-type="float" office:value="1.71005917159763" calcext:value-type="float">
            <text:p>1,71005917159763</text:p>
          </table:table-cell>
          <table:table-cell table:formula="of:=([.D3]-[.$D$8])^2" office:value-type="float" office:value="1.71005917159763" calcext:value-type="float">
            <text:p>1,71005917159763</text:p>
          </table:table-cell>
          <table:table-cell table:formula="of:=([.E3]-[.$D$8])^2" office:value-type="float" office:value="0.0946745562130178" calcext:value-type="float">
            <text:p>0,094674556213018</text:p>
          </table:table-cell>
          <table:table-cell table:formula="of:=([.F3]-[.$D$8])^2" office:value-type="float" office:value="22.0177514792899" calcext:value-type="float">
            <text:p>22,0177514792899</text:p>
          </table:table-cell>
          <table:table-cell table:formula="of:=([.G3]-[.$D$8])^2" office:value-type="float" office:value="2.86390532544379" calcext:value-type="float">
            <text:p>2,86390532544379</text:p>
          </table:table-cell>
          <table:table-cell table:formula="of:=([.H3]-[.$D$8])^2" office:value-type="float" office:value="1.71005917159763" calcext:value-type="float">
            <text:p>1,71005917159763</text:p>
          </table:table-cell>
          <table:table-cell table:formula="of:=([.I3]-[.$D$8])^2" office:value-type="float" office:value="0.0946745562130178" calcext:value-type="float">
            <text:p>0,094674556213018</text:p>
          </table:table-cell>
          <table:table-cell table:formula="of:=([.J3]-[.$D$8])^2" office:value-type="float" office:value="0.0946745562130178" calcext:value-type="float">
            <text:p>0,094674556213018</text:p>
          </table:table-cell>
          <table:table-cell table:formula="of:=([.K3]-[.$D$8])^2" office:value-type="float" office:value="0.0946745562130178" calcext:value-type="float">
            <text:p>0,094674556213018</text:p>
          </table:table-cell>
          <table:table-cell table:formula="of:=([.L3]-[.$D$8])^2" office:value-type="float" office:value="1.71005917159763" calcext:value-type="float">
            <text:p>1,71005917159763</text:p>
          </table:table-cell>
          <table:table-cell table:formula="of:=([.M3]-[.$D$8])^2" office:value-type="float" office:value="1.71005917159763" calcext:value-type="float">
            <text:p>1,71005917159763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7.24852071005918" calcext:value-type="float">
            <text:p>7,24852071005918</text:p>
          </table:table-cell>
          <table:table-cell table:formula="of:=([.$D$9]-(87-[.B3]))^2" office:value-type="float" office:value="1.71005917159763" calcext:value-type="float">
            <text:p>1,71005917159763</text:p>
          </table:table-cell>
          <table:table-cell table:formula="of:=([.$D$9]-(87-[.C3]))^2" office:value-type="float" office:value="1.71005917159763" calcext:value-type="float">
            <text:p>1,71005917159763</text:p>
          </table:table-cell>
          <table:table-cell table:formula="of:=([.$D$9]-(87-[.D3]))^2" office:value-type="float" office:value="1.71005917159763" calcext:value-type="float">
            <text:p>1,71005917159763</text:p>
          </table:table-cell>
          <table:table-cell table:formula="of:=([.$D$9]-(87-[.E3]))^2" office:value-type="float" office:value="0.0946745562130171" calcext:value-type="float">
            <text:p>0,094674556213017</text:p>
          </table:table-cell>
          <table:table-cell table:formula="of:=([.$D$9]-(87-[.F3]))^2" office:value-type="float" office:value="22.01775147929" calcext:value-type="float">
            <text:p>22,01775147929</text:p>
          </table:table-cell>
          <table:table-cell table:formula="of:=([.$D$9]-(87-[.G3]))^2" office:value-type="float" office:value="2.86390532544379" calcext:value-type="float">
            <text:p>2,86390532544379</text:p>
          </table:table-cell>
          <table:table-cell table:formula="of:=([.$D$9]-(87-[.H3]))^2" office:value-type="float" office:value="1.71005917159763" calcext:value-type="float">
            <text:p>1,71005917159763</text:p>
          </table:table-cell>
          <table:table-cell table:formula="of:=([.$D$9]-(87-[.I3]))^2" office:value-type="float" office:value="0.0946745562130171" calcext:value-type="float">
            <text:p>0,094674556213017</text:p>
          </table:table-cell>
          <table:table-cell table:formula="of:=([.$D$9]-(87-[.J3]))^2" office:value-type="float" office:value="0.0946745562130171" calcext:value-type="float">
            <text:p>0,094674556213017</text:p>
          </table:table-cell>
          <table:table-cell table:formula="of:=([.$D$9]-(87-[.K3]))^2" office:value-type="float" office:value="0.0946745562130171" calcext:value-type="float">
            <text:p>0,094674556213017</text:p>
          </table:table-cell>
          <table:table-cell table:formula="of:=([.$D$9]-(87-[.L3]))^2" office:value-type="float" office:value="1.71005917159763" calcext:value-type="float">
            <text:p>1,71005917159763</text:p>
          </table:table-cell>
          <table:table-cell table:formula="of:=([.$D$9]-(87-[.M3]))^2" office:value-type="float" office:value="1.71005917159763" calcext:value-type="float">
            <text:p>1,710059171597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7" calcext:value-type="float">
            <text:p>17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150309460654288" calcext:value-type="float">
            <text:p>0,015030946065429</text:p>
          </table:table-cell>
          <table:table-cell table:formula="of:=[.A8]/[.B8]" office:value-type="float" office:value="1.30769230769231" calcext:value-type="float">
            <text:p>1,30769230769231</text:p>
          </table:table-cell>
          <table:table-cell table:formula="of:=SQRT(SUM([.A5:.M5])/[.B8])" office:value-type="float" office:value="1.81381940346948" calcext:value-type="float">
            <text:p>1,81381940346948</text:p>
          </table:table-cell>
          <table:table-cell table:formula="of:=[.E8]/87" office:value-type="float" office:value="0.0208484988904538" calcext:value-type="float">
            <text:p>0,02084849889045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4969053934571" calcext:value-type="float">
            <text:p>0,984969053934571</text:p>
          </table:table-cell>
          <table:table-cell table:formula="of:=[.C9]*87" office:value-type="float" office:value="85.6923076923077" calcext:value-type="float">
            <text:p>85,6923076923077</text:p>
          </table:table-cell>
          <table:table-cell table:formula="of:=SQRT(SUM([.A6:.M6])/[.B8])" office:value-type="float" office:value="1.81381940346948" calcext:value-type="float">
            <text:p>1,81381940346948</text:p>
          </table:table-cell>
          <table:table-cell table:formula="of:=[.E9]/87" office:value-type="float" office:value="0.0208484988904538" calcext:value-type="float">
            <text:p>0,020848498890454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5+3" office:value-type="float" office:value="8" calcext:value-type="float">
            <text:p>8</text:p>
          </table:table-cell>
          <table:table-cell table:formula="of:=4+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18.5562130177515" calcext:value-type="float">
            <text:p>18,5562130177515</text:p>
          </table:table-cell>
          <table:table-cell table:formula="of:=([.B3]-[.$D$8])^2" office:value-type="float" office:value="5.32544378698225" calcext:value-type="float">
            <text:p>5,32544378698225</text:p>
          </table:table-cell>
          <table:table-cell table:formula="of:=([.C3]-[.$D$8])^2" office:value-type="float" office:value="0.0946745562130176" calcext:value-type="float">
            <text:p>0,094674556213018</text:p>
          </table:table-cell>
          <table:table-cell table:formula="of:=([.D3]-[.$D$8])^2" office:value-type="float" office:value="5.32544378698225" calcext:value-type="float">
            <text:p>5,32544378698225</text:p>
          </table:table-cell>
          <table:table-cell table:formula="of:=([.E3]-[.$D$8])^2" office:value-type="float" office:value="5.32544378698225" calcext:value-type="float">
            <text:p>5,32544378698225</text:p>
          </table:table-cell>
          <table:table-cell table:formula="of:=([.F3]-[.$D$8])^2" office:value-type="float" office:value="1.71005917159763" calcext:value-type="float">
            <text:p>1,71005917159763</text:p>
          </table:table-cell>
          <table:table-cell table:formula="of:=([.G3]-[.$D$8])^2" office:value-type="float" office:value="5.32544378698225" calcext:value-type="float">
            <text:p>5,32544378698225</text:p>
          </table:table-cell>
          <table:table-cell table:formula="of:=([.H3]-[.$D$8])^2" office:value-type="float" office:value="2.86390532544379" calcext:value-type="float">
            <text:p>2,86390532544379</text:p>
          </table:table-cell>
          <table:table-cell table:formula="of:=([.I3]-[.$D$8])^2" office:value-type="float" office:value="13.6331360946746" calcext:value-type="float">
            <text:p>13,6331360946746</text:p>
          </table:table-cell>
          <table:table-cell table:formula="of:=([.J3]-[.$D$8])^2" office:value-type="float" office:value="13.6331360946746" calcext:value-type="float">
            <text:p>13,6331360946746</text:p>
          </table:table-cell>
          <table:table-cell table:formula="of:=([.K3]-[.$D$8])^2" office:value-type="float" office:value="0.479289940828403" calcext:value-type="float">
            <text:p>0,479289940828403</text:p>
          </table:table-cell>
          <table:table-cell table:formula="of:=([.L3]-[.$D$8])^2" office:value-type="float" office:value="22.0177514792899" calcext:value-type="float">
            <text:p>22,0177514792899</text:p>
          </table:table-cell>
          <table:table-cell table:formula="of:=([.M3]-[.$D$8])^2" office:value-type="float" office:value="0.479289940828403" calcext:value-type="float">
            <text:p>0,479289940828403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18.5562130177515" calcext:value-type="float">
            <text:p>18,5562130177515</text:p>
          </table:table-cell>
          <table:table-cell table:formula="of:=([.$D$9]-(87-[.B3]))^2" office:value-type="float" office:value="5.32544378698224" calcext:value-type="float">
            <text:p>5,32544378698224</text:p>
          </table:table-cell>
          <table:table-cell table:formula="of:=([.$D$9]-(87-[.C3]))^2" office:value-type="float" office:value="0.0946745562130171" calcext:value-type="float">
            <text:p>0,094674556213017</text:p>
          </table:table-cell>
          <table:table-cell table:formula="of:=([.$D$9]-(87-[.D3]))^2" office:value-type="float" office:value="5.32544378698224" calcext:value-type="float">
            <text:p>5,32544378698224</text:p>
          </table:table-cell>
          <table:table-cell table:formula="of:=([.$D$9]-(87-[.E3]))^2" office:value-type="float" office:value="5.32544378698224" calcext:value-type="float">
            <text:p>5,32544378698224</text:p>
          </table:table-cell>
          <table:table-cell table:formula="of:=([.$D$9]-(87-[.F3]))^2" office:value-type="float" office:value="1.71005917159763" calcext:value-type="float">
            <text:p>1,71005917159763</text:p>
          </table:table-cell>
          <table:table-cell table:formula="of:=([.$D$9]-(87-[.G3]))^2" office:value-type="float" office:value="5.32544378698224" calcext:value-type="float">
            <text:p>5,32544378698224</text:p>
          </table:table-cell>
          <table:table-cell table:formula="of:=([.$D$9]-(87-[.H3]))^2" office:value-type="float" office:value="2.86390532544379" calcext:value-type="float">
            <text:p>2,86390532544379</text:p>
          </table:table-cell>
          <table:table-cell table:formula="of:=([.$D$9]-(87-[.I3]))^2" office:value-type="float" office:value="13.6331360946746" calcext:value-type="float">
            <text:p>13,6331360946746</text:p>
          </table:table-cell>
          <table:table-cell table:formula="of:=([.$D$9]-(87-[.J3]))^2" office:value-type="float" office:value="13.6331360946746" calcext:value-type="float">
            <text:p>13,6331360946746</text:p>
          </table:table-cell>
          <table:table-cell table:formula="of:=([.$D$9]-(87-[.K3]))^2" office:value-type="float" office:value="0.479289940828404" calcext:value-type="float">
            <text:p>0,479289940828404</text:p>
          </table:table-cell>
          <table:table-cell table:formula="of:=([.$D$9]-(87-[.L3]))^2" office:value-type="float" office:value="22.01775147929" calcext:value-type="float">
            <text:p>22,01775147929</text:p>
          </table:table-cell>
          <table:table-cell table:formula="of:=([.$D$9]-(87-[.M3]))^2" office:value-type="float" office:value="0.479289940828404" calcext:value-type="float">
            <text:p>0,4792899408284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56" calcext:value-type="float">
            <text:p>56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495137046861185" calcext:value-type="float">
            <text:p>0,049513704686119</text:p>
          </table:table-cell>
          <table:table-cell table:formula="of:=[.A8]/[.B8]" office:value-type="float" office:value="4.30769230769231" calcext:value-type="float">
            <text:p>4,30769230769231</text:p>
          </table:table-cell>
          <table:table-cell table:formula="of:=SQRT(SUM([.A5:.M5])/[.B8])" office:value-type="float" office:value="2.6999890422745" calcext:value-type="float">
            <text:p>2,6999890422745</text:p>
          </table:table-cell>
          <table:table-cell table:formula="of:=[.E8]/87" office:value-type="float" office:value="0.0310343568077529" calcext:value-type="float">
            <text:p>0,03103435680775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50486295313882" calcext:value-type="float">
            <text:p>0,950486295313882</text:p>
          </table:table-cell>
          <table:table-cell table:formula="of:=[.C9]*87" office:value-type="float" office:value="82.6923076923077" calcext:value-type="float">
            <text:p>82,6923076923077</text:p>
          </table:table-cell>
          <table:table-cell table:formula="of:=SQRT(SUM([.A6:.M6])/[.B8])" office:value-type="float" office:value="2.6999890422745" calcext:value-type="float">
            <text:p>2,6999890422745</text:p>
          </table:table-cell>
          <table:table-cell table:formula="of:=[.E9]/87" office:value-type="float" office:value="0.0310343568077529" calcext:value-type="float">
            <text:p>0,031034356807753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 style:data-style-name="N2" text:time-value="13:26:08.2334096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14T14:58:31.547429440</dc:date>
    <meta:editing-duration>PT12H26M32S</meta:editing-duration>
    <meta:editing-cycles>206</meta:editing-cycles>
    <meta:document-statistic meta:table-count="4" meta:cell-count="677" meta:object-count="0"/>
  </office:meta>
</office:document-meta>
</file>